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Chilanka" svg:font-family="Chilank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44950" style:font-name="DejaVu Serif" fo:font-size="18pt" fo:letter-spacing="normal" fo:font-style="normal" fo:font-weight="normal" officeooo:rsid="001acdd7" officeooo:paragraph-rsid="001db764" style:font-size-asian="18pt" style:font-size-complex="18pt"/>
    </style:style>
    <style:style style:name="P2" style:family="paragraph" style:parent-style-name="Standard">
      <style:text-properties fo:font-variant="normal" fo:text-transform="none" fo:color="#444950" style:font-name="DejaVu Serif" fo:font-size="18pt" fo:letter-spacing="normal" fo:font-style="normal" fo:font-weight="normal" officeooo:rsid="001acdd7" officeooo:paragraph-rsid="00208fb9" style:font-size-asian="18pt" style:font-size-complex="18pt"/>
    </style:style>
    <style:style style:name="P3" style:family="paragraph" style:parent-style-name="Standard">
      <style:text-properties fo:font-variant="normal" fo:text-transform="none" fo:color="#444950" style:font-name="DejaVu Serif" fo:font-size="18pt" fo:letter-spacing="normal" fo:font-style="normal" fo:font-weight="normal" officeooo:rsid="001acdd7" officeooo:paragraph-rsid="0020dad6" style:font-size-asian="18pt" style:font-size-complex="18pt"/>
    </style:style>
    <style:style style:name="P4" style:family="paragraph" style:parent-style-name="Standard">
      <style:text-properties fo:font-variant="normal" fo:text-transform="none" fo:color="#444950" style:font-name="Chilanka" fo:font-size="18pt" fo:letter-spacing="normal" fo:font-style="normal" fo:font-weight="bold" officeooo:rsid="0021d55b" officeooo:paragraph-rsid="0021d55b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a65d" style:font-name="DejaVu Sans" fo:font-size="18pt" fo:letter-spacing="normal" fo:font-style="normal" fo:font-weight="bold" officeooo:rsid="0021d55b" officeooo:paragraph-rsid="0021d55b" style:font-size-asian="18pt" style:font-weight-asian="bold" style:font-size-complex="18pt" style:font-weight-complex="bold"/>
    </style:style>
    <style:style style:name="T1" style:family="text">
      <style:text-properties officeooo:rsid="00208f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8fb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Dart Programming Series Syallabus by </text:p>
      <text:p text:style-name="P5">EPOCH PROGRAMMERS</text:p>
      <text:p text:style-name="P4"/>
      <text:p text:style-name="P1">1. <text:span text:style-name="T2">Introduction to dart, installation </text:span><text:span text:style-name="T3">and setup.</text:span></text:p>
      <text:p text:style-name="P1"/>
      <text:p text:style-name="P1"><text:span text:style-name="T1">2</text:span>. <text:span text:style-name="T2">Exploring variables and data types</text:span></text:p>
      <text:p text:style-name="P1"><text:tab/>• Data types and variables • Strings, literals and string interpolation • Final and const keyword </text:p>
      <text:p text:style-name="P1"/>
      <text:p text:style-name="P2">4. <text:span text:style-name="T2">Control Flow Statement</text:span></text:p>
      <text:p text:style-name="P2"><text:s/>• If else • Conditional expressions • Switch case</text:p>
      <text:p text:style-name="P1"/>
      <text:p text:style-name="P2">5. <text:span text:style-name="T2">Loop Control statements</text:span></text:p>
      <text:p text:style-name="P2"><text:s/>• For • While • Do while • Break • continue</text:p>
      <text:p text:style-name="P2"/>
      <text:p text:style-name="P2">6. <text:span text:style-name="T2">Exploring Functions</text:span></text:p>
      <text:p text:style-name="P2">• Functions • Function expressions • Optional and positional parameters</text:p>
      <text:p text:style-name="P1"/>
      <text:p text:style-name="P3">7. <text:span text:style-name="T2">Exception handling</text:span></text:p>
      <text:p text:style-name="P3">• Handling exceptions • Creating custom exceptions class</text:p>
      <text:p text:style-name="P3"/>
      <text:p text:style-name="P3">8. <text:span text:style-name="T2">Object oriented dart programming</text:span></text:p>
      <text:p text:style-name="P3"/>
      <text:p text:style-name="P3">• Explore class, object, Instance Variable and reference variable • Constructors: Default, Named and Parameterized.</text:p>
      <text:p text:style-name="P3"/>
      <text:p text:style-name="P3">9. <text:span text:style-name="T2">Leveraging OO Dart Programming</text:span></text:p>
      <text:p text:style-name="P3"/>
      <text:p text:style-name="P3">• Getter, setter and private instance variable • Inheritance • Overriding • Abstract class and <text:soft-page-break/>method • Default and named constructors • Interface • Static variables and methods</text:p>
      <text:p text:style-name="P1">10. Lambdas and higher order functions • Exploring lambdas and higher order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Chilanka" svg:font-family="Chilank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0:07:10.354553602</meta:creation-date>
    <dc:date>2020-10-07T11:42:48.576032148</dc:date>
    <meta:editing-duration>PT46M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154" meta:character-count="997" meta:non-whitespace-character-count="856"/>
  </office:meta>
</office:document-meta>
</file>